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5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Courier" fo:font-size="13pt" fo:font-weight="bold" style:font-name-asian="Courier" style:font-size-asian="13pt" style:font-weight-asian="bold" style:font-name-complex="Courier" style:font-size-complex="13pt" style:font-weight-complex="bold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 Push the local repository to Remote repository using bash </text:p>
      <text:p text:style-name="P2"><text:s text:c="3"/><text:span text:style-name="T2">1. Create repository on remote(On GitHub). <text:s text:c="2"/></text:span></text:p>
      <text:p text:style-name="P3"><text:s text:c="3"/>2. On local machine select the project folder. </text:p>
      <text:p text:style-name="P3"><text:s text:c="3"/>3. Initialize the folder( git starts tracking your project folder/file). </text:p>
      <text:p text:style-name="P2"/>
      <text:p text:style-name="P2"><text:tab/><text:tab/><text:span text:style-name="T3">git init </text:span></text:p>
      <text:p text:style-name="P2"><text:s text:c="4"/></text:p>
      <text:p text:style-name="P2"><text:s text:c="3"/><text:span text:style-name="T2">4. From above steps move project from working directory to staging area by add. </text:span></text:p>
      <text:p text:style-name="P2"/>
      <text:p text:style-name="P2"><text:tab/><text:tab/><text:span text:style-name="T3">- git add filename </text:span></text:p>
      <text:p text:style-name="P4"><text:tab/><text:tab/>or <text:s/></text:p>
      <text:p text:style-name="P4"><text:tab/><text:tab/>- git add . </text:p>
      <text:p text:style-name="P2"/>
      <text:p text:style-name="P2"><text:s text:c="2"/><text:span text:style-name="T2"><text:s/>5. Then move stating to local repo using (git commit -m command). </text:span></text:p>
      <text:p text:style-name="P2"/>
      <text:p text:style-name="P2"><text:tab/><text:tab/><text:span text:style-name="T3">- git commit -m '1st commit.index file'<text:tab/> </text:span></text:p>
      <text:p text:style-name="P4"/>
      <text:p text:style-name="P2"><text:s text:c="3"/><text:span text:style-name="T2">6. Then check set global name &amp; email id. <text:s/></text:span></text:p>
      <text:p text:style-name="P2"/>
      <text:p text:style-name="P2"><text:tab/><text:tab/><text:span text:style-name="T3">- git config --global user.email </text:span></text:p>
      <text:p text:style-name="P4"><text:tab/><text:tab/>- git config --global user.name </text:p>
      <text:p text:style-name="P2"/>
      <text:p text:style-name="P2"><text:s text:c="3"/><text:span text:style-name="T2">7. If not set <text:s/>then set name &amp; email global. </text:span></text:p>
      <text:p text:style-name="P2"><text:s text:c="7"/></text:p>
      <text:p text:style-name="P2"><text:s text:c="6"/><text:tab/><text:span text:style-name="T3">- git config --global user.email <text:s/></text:span></text:p>
      <text:p text:style-name="P4"><text:s text:c="6"/><text:tab/>- git config --global user.name <text:s/></text:p>
      <text:p text:style-name="P2"><text:s text:c="7"/></text:p>
      <text:p text:style-name="P2"><text:s text:c="3"/><text:span text:style-name="T2">8. Then push local repo to remote using command. <text:s/></text:span></text:p>
      <text:p text:style-name="P2"><text:s text:c="7"/></text:p>
      <text:p text:style-name="P2"><text:s text:c="6"/><text:tab/><text:span text:style-name="T3">- git remote add origin https://github.com/Shweta8100/GitDemo1.git </text:span></text:p>
      <text:p text:style-name="P4"><text:s text:c="6"/><text:tab/>- git push -u origin master </text:p>
      <text:p text:style-name="P2"><text:s text:c="7"/></text:p>
      <text:p text:style-name="P2"><text:s text:c="3"/><text:span text:style-name="T2">9. Then refresh the remote github page and check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01-15T17:42:06.187000000</dc:date>
    <meta:editing-duration>PT4M10S</meta:editing-duration>
    <meta:editing-cycles>1</meta:editing-cycles>
    <meta:document-statistic meta:table-count="0" meta:image-count="0" meta:object-count="0" meta:page-count="1" meta:paragraph-count="26" meta:word-count="151" meta:character-count="973" meta:non-whitespace-character-count="716"/>
  </office:meta>
</office:document-meta>
</file>